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Oswald" fo:font-size="8pt" fo:font-weight="normal" style:font-size-asian="7pt" style:font-weight-asian="normal" style:font-size-complex="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999999" loext:opacity="100%" style:font-name="Oswald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d2232a" loext:opacity="100%" style:font-name="Oswald" fo:font-weight="normal" officeooo:paragraph-rsid="00137906" style:font-weight-asian="normal" style:font-weight-complex="normal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1882in" svg:y="0.5in" svg:width="2.6252in" svg:height="1in" draw:z-index="0">
        <draw:text-box>
          <text:section text:style-name="Sect1" text:name="MasterLabel"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section text:style-name="Sect1" text:name="Section1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section text:style-name="Sect1" text:name="Section2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section text:style-name="Sect1" text:name="Section3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section text:style-name="Sect1" text:name="Section4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section text:style-name="Sect1" text:name="Section5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section text:style-name="Sect1" text:name="Section6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section text:style-name="Sect1" text:name="Section7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section text:style-name="Sect1" text:name="Section8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section text:style-name="Sect1" text:name="Section9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section text:style-name="Sect1" text:name="Section10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section text:style-name="Sect1" text:name="Section11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section text:style-name="Sect1" text:name="Section12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section text:style-name="Sect1" text:name="Section13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section text:style-name="Sect1" text:name="Section14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section text:style-name="Sect1" text:name="Section15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section text:style-name="Sect1" text:name="Section16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section text:style-name="Sect1" text:name="Section17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section text:style-name="Sect1" text:name="Section18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section text:style-name="Sect1" text:name="Section19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section text:style-name="Sect1" text:name="Section20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section text:style-name="Sect1" text:name="Section21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section text:style-name="Sect1" text:name="Section22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section text:style-name="Sect1" text:name="Section23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section text:style-name="Sect1" text:name="Section24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section text:style-name="Sect1" text:name="Section25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section text:style-name="Sect1" text:name="Section26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section text:style-name="Sect1" text:name="Section27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section text:style-name="Sect1" text:name="Section28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section text:style-name="Sect1" text:name="Section29" text:protected="true">
            <text:section-source text:section-name="MasterLabel"/>
            <text:p text:style-name="P1"/>
            <text:p text:style-name="P4">Western Railroad Supply</text:p>
            <text:p text:style-name="P4">Type 222 (Mechanical)</text:p>
            <text:p text:style-name="P3">wrs-222.hex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Oswald" svg:font-family="Oswa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matic" style:print-orientation="portrait" fo:margin-top="0.5in" fo:margin-bottom="0in" fo:margin-left="0.1882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1T10:37:00.876285533</meta:creation-date>
    <dc:date>2021-03-01T10:46:34.237730935</dc:date>
    <meta:editing-duration>PT9M3S</meta:editing-duration>
    <meta:editing-cycles>3</meta:editing-cycles>
    <meta:generator>LibreOffice/7.0.4.2$Linux_X86_64 LibreOffice_project/00$Build-2</meta:generator>
    <meta:print-date>2021-03-01T10:46:26.728365074</meta:print-date>
    <meta:document-statistic meta:table-count="0" meta:image-count="0" meta:object-count="0" meta:page-count="1" meta:paragraph-count="90" meta:word-count="210" meta:character-count="1650" meta:non-whitespace-character-count="1530"/>
  </office:meta>
</office:document-meta>
</file>